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2.1cm"/>
    </style:style>
    <style:style style:name="gr5" style:family="graphic" style:parent-style-name="standard">
      <style:graphic-properties draw:stroke="none" svg:stroke-color="#000000" draw:fill="none" draw:fill-color="#ffffff" fo:min-height="1.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1.8cm" svg:x="7.7cm" svg:y="4cm">
          <text:p text:style-name="P1">Main windo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4cm" svg:height="1.8cm" svg:x="3.4cm" svg:y="12.9cm">
          <text:p text:style-name="P1">summ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5cm" svg:height="1.8cm" svg:x="6.3cm" svg:y="15.1cm">
          <text:p text:style-name="P1">divi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1cm" svg:height="1.8cm" svg:x="9.3cm" svg:y="15.1cm">
          <text:p text:style-name="P1">multipl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6cm" svg:height="1.8cm" svg:x="11.1cm" svg:y="13cm">
          <text:p text:style-name="P1">subtra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4.7cm" svg:height="1.8cm" svg:x="7.3cm" svg:y="19.8cm">
          <text:p text:style-name="P1">Calc fun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8cm" svg:y1="1.9cm" svg:x2="10.1cm" svg:y2="4.1cm">
          <text:p/>
        </draw:line>
        <draw:custom-shape draw:style-name="gr1" draw:text-style-name="P1" draw:layer="layout" svg:width="3.6cm" svg:height="2cm" svg:x="15.7cm" svg:y="12.9cm">
          <text:p text:style-name="P1">equal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8.7cm" svg:y1="5.9cm" svg:x2="5.1cm" svg:y2="12.8cm">
          <text:p/>
        </draw:line>
        <draw:line draw:style-name="gr2" draw:text-style-name="P1" draw:layer="layout" svg:x1="9.8cm" svg:y1="6.2cm" svg:x2="7.6cm" svg:y2="14.8cm">
          <text:p/>
        </draw:line>
        <draw:line draw:style-name="gr2" draw:text-style-name="P1" draw:layer="layout" svg:x1="10.1cm" svg:y1="6.2cm" svg:x2="10.5cm" svg:y2="15cm">
          <text:p/>
        </draw:line>
        <draw:line draw:style-name="gr2" draw:text-style-name="P1" draw:layer="layout" svg:x1="10.5cm" svg:y1="6cm" svg:x2="12.9cm" svg:y2="12.8cm">
          <text:p/>
        </draw:line>
        <draw:line draw:style-name="gr2" draw:text-style-name="P1" draw:layer="layout" svg:x1="11.1cm" svg:y1="5.9cm" svg:x2="17.5cm" svg:y2="12.7cm">
          <text:p/>
        </draw:line>
        <draw:line draw:style-name="gr2" draw:text-style-name="P1" draw:layer="layout" svg:x1="17.3cm" svg:y1="15.3cm" svg:x2="9.8cm" svg:y2="19.6cm">
          <text:p/>
        </draw:line>
        <draw:frame draw:style-name="gr3" draw:layer="layout" svg:width="4.9cm" svg:height="1.35cm" svg:x="9cm" svg:y="2.05cm">
          <draw:text-box>
            <text:p>activation</text:p>
          </draw:text-box>
        </draw:frame>
        <draw:frame draw:style-name="gr3" draw:layer="layout" svg:width="4.9cm" svg:height="1.35cm" svg:x="12.6cm" svg:y="6.7cm">
          <draw:text-box>
            <text:p>activation</text:p>
          </draw:text-box>
        </draw:frame>
        <draw:frame draw:style-name="gr3" draw:layer="layout" svg:width="4.9cm" svg:height="1.35cm" svg:x="4.3cm" svg:y="7.6cm">
          <draw:text-box>
            <text:p>activation</text:p>
          </draw:text-box>
        </draw:frame>
        <draw:frame draw:style-name="gr4" draw:text-style-name="P2" draw:layer="layout" svg:width="4.9cm" svg:height="2.35cm" svg:x="6.8cm" svg:y="10.7cm">
          <draw:text-box>
            <text:p text:style-name="P2"><text:span text:style-name="T1">activation</text:span></text:p>
          </draw:text-box>
        </draw:frame>
        <draw:frame draw:style-name="gr4" draw:text-style-name="P2" draw:layer="layout" svg:width="4.9cm" svg:height="2.35cm" svg:x="8.4cm" svg:y="11.8cm">
          <draw:text-box>
            <text:p text:style-name="P2"><text:span text:style-name="T1">activation</text:span></text:p>
          </draw:text-box>
        </draw:frame>
        <draw:frame draw:style-name="gr4" draw:text-style-name="P2" draw:layer="layout" svg:width="4.9cm" svg:height="2.35cm" svg:x="12cm" svg:y="9.65cm">
          <draw:text-box>
            <text:p text:style-name="P2"><text:span text:style-name="T1">activation</text:span></text:p>
          </draw:text-box>
        </draw:frame>
        <draw:frame draw:style-name="gr5" draw:layer="layout" svg:width="3.9cm" svg:height="2.05cm" svg:x="13.5cm" svg:y="17.45cm">
          <draw:text-box>
            <text:p>calcul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M59S</meta:editing-duration>
    <meta:editing-cycles>4</meta:editing-cycles>
    <meta:generator>LibreOffice/4.2.6.2$Windows_x86 LibreOffice_project/185f2ce4dcc34af9bd97dec29e6d42c39557298f</meta:generator>
    <dc:date>2019-11-23T11:29:11.812000000</dc:date>
    <meta:document-statistic meta:object-count="21"/>
  </office:meta>
</office:document-meta>
</file>